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436" officeooo:paragraph-rsid="001a8436"/>
    </style:style>
    <style:style style:name="P2" style:family="paragraph" style:parent-style-name="Standard">
      <style:text-properties officeooo:rsid="001b7b8b" officeooo:paragraph-rsid="001b7b8b"/>
    </style:style>
    <style:style style:name="T1" style:family="text">
      <style:text-properties officeooo:rsid="001c8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h Information Gain:</text:p>
      <text:p text:style-name="P1"/>
      <text:p text:style-name="Standard">maintenance = low</text:p>
      <text:p text:style-name="Standard"><text:s/>yes</text:p>
      <text:p text:style-name="Standard">maintenance = med</text:p>
      <text:p text:style-name="Standard"><text:s/>price <text:s text:c="3"/>= low</text:p>
      <text:p text:style-name="Standard"><text:s text:c="2"/>no</text:p>
      <text:p text:style-name="Standard"><text:s/>price <text:s text:c="3"/>= med</text:p>
      <text:p text:style-name="Standard"><text:s text:c="2"/>airbag <text:s/>= no</text:p>
      <text:p text:style-name="Standard"><text:s text:c="3"/>no</text:p>
      <text:p text:style-name="Standard"><text:s text:c="2"/>airbag <text:s/>= yes</text:p>
      <text:p text:style-name="Standard"><text:s text:c="3"/>yes</text:p>
      <text:p text:style-name="Standard"><text:s/>price <text:s text:c="3"/>= high</text:p>
      <text:p text:style-name="Standard"><text:s text:c="2"/>yes</text:p>
      <text:p text:style-name="Standard">maintenance = high</text:p>
      <text:p text:style-name="Standard"><text:s/>capacity = 4</text:p>
      <text:p text:style-name="Standard"><text:s text:c="2"/>no</text:p>
      <text:p text:style-name="Standard"><text:s/>capacity = 2</text:p>
      <text:p text:style-name="Standard"><text:s text:c="2"/>no</text:p>
      <text:p text:style-name="Standard"><text:s/>capacity = 5</text:p>
      <text:p text:style-name="Standard"><text:s text:c="2"/>yes</text:p>
      <text:p text:style-name="Standard"/>
      <text:p text:style-name="P1">With GINI:</text:p>
      <text:p text:style-name="P1"/>
      <text:p text:style-name="Standard">maintenance = low</text:p>
      <text:p text:style-name="Standard"><text:s/>yes</text:p>
      <text:p text:style-name="Standard">maintenance = med</text:p>
      <text:p text:style-name="Standard"><text:s/>price <text:s text:c="3"/>= low</text:p>
      <text:p text:style-name="Standard"><text:s text:c="2"/>no</text:p>
      <text:p text:style-name="Standard"><text:s/>price <text:s text:c="3"/>= med</text:p>
      <text:p text:style-name="Standard"><text:s text:c="2"/>airbag <text:s/>= no</text:p>
      <text:p text:style-name="Standard"><text:s text:c="3"/>no</text:p>
      <text:p text:style-name="Standard"><text:s text:c="2"/>airbag <text:s/>= yes</text:p>
      <text:p text:style-name="Standard"><text:s text:c="3"/>yes</text:p>
      <text:p text:style-name="Standard"><text:s/>price <text:s text:c="3"/>= high</text:p>
      <text:p text:style-name="Standard"><text:s text:c="2"/>yes</text:p>
      <text:p text:style-name="Standard">maintenance = high</text:p>
      <text:p text:style-name="Standard"><text:s/>capacity = 4</text:p>
      <text:p text:style-name="Standard"><text:s text:c="2"/>no</text:p>
      <text:p text:style-name="Standard"><text:s/>capacity = 2</text:p>
      <text:p text:style-name="Standard"><text:s text:c="2"/>no</text:p>
      <text:p text:style-name="Standard"><text:s/>capacity = 5</text:p>
      <text:p text:style-name="Standard"><text:s text:c="2"/>yes</text:p>
      <text:p text:style-name="Standard"/>
      <text:p text:style-name="P1"/>
      <text:p text:style-name="P1">Information gain:</text:p>
      <text:p text:style-name="P1">My model: 0.1860</text:p>
      <text:p text:style-name="P1">scikit:</text:p>
      <text:p text:style-name="P1"/>
      <text:p text:style-name="P1">Gini Index:</text:p>
      <text:p text:style-name="P1">My model:0.38</text:p>
      <text:p text:style-name="P1">scikit:</text:p>
      <text:p text:style-name="P2"><text:soft-page-break/>Label Generated:(in both the cases)</text:p>
      <text:p text:style-name="P2">My model: [<text:span text:style-name="T1">yes</text:span>,<text:span text:style-name="T1">yes</text:span>]</text:p>
      <text:p text:style-name="P2">Scikit: [1,1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28:56.061000000</meta:creation-date>
    <dc:date>2019-03-15T23:35:09.844000000</dc:date>
    <meta:editing-duration>PT6M13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49" meta:word-count="108" meta:character-count="576" meta:non-whitespace-character-count="441"/>
  </office:meta>
</office:document-meta>
</file>